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7553"/>
    </style:style>
    <style:style style:name="P2" style:family="paragraph" style:parent-style-name="Standard">
      <style:text-properties officeooo:paragraph-rsid="00197553"/>
    </style:style>
    <style:style style:name="P3" style:family="paragraph" style:parent-style-name="Standard">
      <style:text-properties officeooo:paragraph-rsid="001a8ad4"/>
    </style:style>
    <style:style style:name="P4" style:family="paragraph" style:parent-style-name="Standard">
      <style:text-properties officeooo:paragraph-rsid="001dcad5"/>
    </style:style>
    <style:style style:name="P5" style:family="paragraph" style:parent-style-name="Standard">
      <style:text-properties officeooo:rsid="001be106" officeooo:paragraph-rsid="001be106"/>
    </style:style>
    <style:style style:name="P6" style:family="paragraph" style:parent-style-name="Standard">
      <style:text-properties officeooo:rsid="001be106" officeooo:paragraph-rsid="001a8ad4"/>
    </style:style>
    <style:style style:name="P7" style:family="paragraph" style:parent-style-name="Standard">
      <style:text-properties officeooo:rsid="001dcad5" officeooo:paragraph-rsid="001dcad5"/>
    </style:style>
    <style:style style:name="P8" style:family="paragraph" style:parent-style-name="Standard">
      <style:text-properties fo:font-variant="normal" fo:text-transform="none" fo:color="#333333" style:font-name="Lucida Grande" fo:font-size="9.75pt" fo:letter-spacing="normal" fo:font-style="normal" fo:font-weight="normal" officeooo:rsid="00197553"/>
    </style:style>
    <style:style style:name="P9" style:family="paragraph" style:parent-style-name="Standard">
      <style:paragraph-properties fo:text-align="start" style:justify-single-word="false"/>
      <style:text-properties officeooo:rsid="00188c63" officeooo:paragraph-rsid="00188c63"/>
    </style:style>
    <style:style style:name="P10" style:family="paragraph" style:parent-style-name="Text_20_body">
      <style:paragraph-properties fo:text-align="start" style:justify-single-word="false"/>
      <style:text-properties officeooo:rsid="00188c63"/>
    </style:style>
    <style:style style:name="P11" style:family="paragraph" style:parent-style-name="Text_20_body">
      <style:text-properties officeooo:rsid="001a8ad4" officeooo:paragraph-rsid="001dcad5"/>
    </style:style>
    <style:style style:name="P12" style:family="paragraph" style:parent-style-name="Text_20_body">
      <style:text-properties officeooo:rsid="001a8ad4" officeooo:paragraph-rsid="001a8ad4"/>
    </style:style>
    <style:style style:name="P13" style:family="paragraph" style:parent-style-name="Text_20_body">
      <style:text-properties officeooo:rsid="001dcad5"/>
    </style:style>
    <style:style style:name="P14" style:family="paragraph" style:parent-style-name="Heading_20_1">
      <style:paragraph-properties fo:text-align="center" style:justify-single-word="false"/>
      <style:text-properties officeooo:rsid="00188c63"/>
    </style:style>
    <style:style style:name="P15" style:family="paragraph" style:parent-style-name="Heading_20_2">
      <style:text-properties officeooo:rsid="00188c63"/>
    </style:style>
    <style:style style:name="P16" style:family="paragraph" style:parent-style-name="Heading_20_2">
      <style:text-properties officeooo:rsid="00197553"/>
    </style:style>
    <style:style style:name="P17" style:family="paragraph" style:parent-style-name="Heading_20_2">
      <style:text-properties officeooo:rsid="001a8ad4"/>
    </style:style>
    <style:style style:name="P18" style:family="paragraph" style:parent-style-name="Heading_20_2">
      <style:text-properties officeooo:rsid="001be106"/>
    </style:style>
    <style:style style:name="P19" style:family="paragraph" style:parent-style-name="Heading_20_2">
      <style:text-properties officeooo:rsid="001be106" officeooo:paragraph-rsid="001be106"/>
    </style:style>
    <style:style style:name="P20" style:family="paragraph" style:parent-style-name="Heading_20_2">
      <style:text-properties officeooo:rsid="001dcad5"/>
    </style:style>
    <style:style style:name="P21" style:family="paragraph" style:parent-style-name="Heading_20_2">
      <style:text-properties fo:font-variant="normal" fo:text-transform="none" fo:color="#333333" style:font-name="Lucida Grande" fo:font-size="9.75pt" fo:letter-spacing="normal" fo:font-style="normal" fo:font-weight="normal" officeooo:rsid="00188c63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8c63"/>
    </style:style>
    <style:style style:name="T2" style:family="text">
      <style:text-properties officeooo:rsid="00197553"/>
    </style:style>
    <style:style style:name="T3" style:family="text">
      <style:text-properties officeooo:rsid="001a8ad4"/>
    </style:style>
    <style:style style:name="T4" style:family="text">
      <style:text-properties officeooo:rsid="001be106"/>
    </style:style>
    <style:style style:name="T5" style:family="text">
      <style:text-properties officeooo:rsid="001dcad5"/>
    </style:style>
    <style:style style:name="T6" style:family="text">
      <style:text-properties officeooo:rsid="001f7c3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278_1413729700"/>Personas de la informática<text:bookmark-end text:name="__RefHeading__278_1413729700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<text:a xlink:type="simple" xlink:href="#__RefHeading__278_1413729700" text:style-name="Index_20_Link" text:visited-style-name="Index_20_Link">Personas de la informática<text:tab/>1</text:a></text:p>
          <text:p text:style-name="P23"><text:a xlink:type="simple" xlink:href="#__RefHeading__280_1413729700" text:style-name="Index_20_Link" text:visited-style-name="Index_20_Link">Donald Knuth<text:tab/>1</text:a></text:p>
          <text:p text:style-name="P23"><text:a xlink:type="simple" xlink:href="#__RefHeading__282_1413729700" text:style-name="Index_20_Link" text:visited-style-name="Index_20_Link">Edsger Dijkstra<text:tab/>1</text:a></text:p>
          <text:p text:style-name="P23"><text:a xlink:type="simple" xlink:href="#__RefHeading__284_1413729700" text:style-name="Index_20_Link" text:visited-style-name="Index_20_Link">Frederick Brooks<text:tab/>1</text:a></text:p>
          <text:p text:style-name="P23"><text:a xlink:type="simple" xlink:href="#__RefHeading__286_1413729700" text:style-name="Index_20_Link" text:visited-style-name="Index_20_Link">Alan Kay<text:tab/>1</text:a></text:p>
          <text:p text:style-name="P23"><text:a xlink:type="simple" xlink:href="#__RefHeading__288_1413729700" text:style-name="Index_20_Link" text:visited-style-name="Index_20_Link">Dennis Ritchie<text:tab/>1</text:a></text:p>
          <text:p text:style-name="P23"><text:a xlink:type="simple" xlink:href="#__RefHeading__290_1413729700" text:style-name="Index_20_Link" text:visited-style-name="Index_20_Link">Alan Turing<text:tab/>1</text:a></text:p>
          <text:p text:style-name="P23"><text:a xlink:type="simple" xlink:href="#__RefHeading__292_1413729700" text:style-name="Index_20_Link" text:visited-style-name="Index_20_Link">Manuel Sadosky<text:tab/>2</text:a></text:p>
        </text:index-body>
      </text:table-of-content>
      <text:p text:style-name="P10"/>
      <text:h text:style-name="P15" text:outline-level="2"><text:bookmark-start text:name="__RefHeading__280_1413729700"/>Donald Knuth<text:bookmark-end text:name="__RefHeading__280_1413729700"/></text:h>
      <text:p text:style-name="P1"><text:span text:style-name="T1">Profesor emérito de la Universidad de Stanford. Es uno de los mas reconocidos investigadores en la rama de ciencias de la </text:span><text:span text:style-name="T2">computación</text:span><text:span text:style-name="T1"> por labor en con el </text:span><text:span text:style-name="T2">análisis</text:span><text:span text:style-name="T1"> de algoritmos y compiladores. </text:span><text:span text:style-name="T2">Escribió los libros “The Art of Computer Programming”. Desarrollo el sistema de tipografía TeX.</text:span></text:p>
      <text:h text:style-name="P16" text:outline-level="2"><text:bookmark-start text:name="__RefHeading__282_1413729700"/>Edsger Dijkstra<text:bookmark-end text:name="__RefHeading__282_1413729700"/></text:h>
      <text:p text:style-name="P2"><text:span text:style-name="T2">Nació en Holanda. Estudio </text:span><text:span text:style-name="T3">Física</text:span><text:span text:style-name="T2"> </text:span><text:span text:style-name="T3">Teórica</text:span><text:span text:style-name="T2"> y fue experto en ciencias de la </text:span><text:span text:style-name="T3">computación.</text:span><text:span text:style-name="T2"> Entre sus aportes a la </text:span><text:span text:style-name="T3">informática</text:span><text:span text:style-name="T2"> se destaca el algoritmo de </text:span><text:span text:style-name="T3">Dijkstra</text:span><text:span text:style-name="T2">, la notación polaca inversa, el algoritmo de banquero y la </text:span><text:span text:style-name="T3">creación</text:span><text:span text:style-name="T2"> del </text:span><text:span text:style-name="T3">semáforo</text:span><text:span text:style-name="T2">, el concepto de </text:span><text:span text:style-name="T3">auto-estabilización.</text:span></text:p>
      <text:h text:style-name="P17" text:outline-level="2"><text:bookmark-start text:name="__RefHeading__284_1413729700"/>Frederick Brooks<text:bookmark-end text:name="__RefHeading__284_1413729700"/></text:h>
      <text:p text:style-name="P11">Ingeniero de Software. Es mas conocido por dirigir el desarrollo del SO OS/360. Recibió el premio Turing por sus contribuciones en arquitectura de computadores, sistemas operativos e ingeniería del software. Se doctoro en matemática aplicada. Conocido por su ensayo “No silver bullet”.</text:p>
      <text:h text:style-name="P17" text:outline-level="2"><text:bookmark-start text:name="__RefHeading__286_1413729700"/>Alan Kay<text:bookmark-end text:name="__RefHeading__286_1413729700"/></text:h>
      <text:p text:style-name="P3"><text:span text:style-name="T3">Licenciado en </text:span><text:span text:style-name="T4">Matemáticas</text:span><text:span text:style-name="T3"> y </text:span><text:span text:style-name="T4">Biología</text:span><text:span text:style-name="T3"> Molecular. Es considerado uno de los padres de la </text:span><text:span text:style-name="T4">programación</text:span><text:span text:style-name="T3"> orientada a objetos </text:span><text:span text:style-name="T4">y algunas corrientes lo consideran el arquitecto de los sistemas de interfaz gráfica de usuarios. Kay colaboro con la creación de Squeak.</text:span></text:p>
      <text:h text:style-name="P19" text:outline-level="2"><text:bookmark-start text:name="__RefHeading__288_1413729700"/>Dennis Ritchie<text:bookmark-end text:name="__RefHeading__288_1413729700"/></text:h>
      <text:p text:style-name="P5">Científico computacional estadounidense. Colaboro con el desarrollo y diseño de Multics y Unix. También formo parte del desarrollo de lenguajes de programación como C. Escribió con Kernighan “El lenguaje de programación C”. Recibió en Premio Turing en 1983.</text:p>
      <text:h text:style-name="P18" text:outline-level="2"><text:bookmark-start text:name="__RefHeading__290_1413729700"/>Alan Turing<text:bookmark-end text:name="__RefHeading__290_1413729700"/></text:h>
      <text:p text:style-name="P7">Considerado uno de los padres de la computación. Proporciono formalizaciones a conceptos de <text:s/>algoritmos y computación con la maquina de Turing. Fue criptógrafo. Contribuyo en el el concepto de inteligencia artificial. Se doctoro en Princeston introduciendo el concepto de hipercomputación.</text:p>
      <text:h text:style-name="P20" text:outline-level="2"><text:bookmark-start text:name="__RefHeading__292_1413729700"/><text:soft-page-break/>Manuel Sadosky<text:bookmark-end text:name="__RefHeading__292_1413729700"/></text:h>
      <text:p text:style-name="P4"><text:span text:style-name="T5">Considerado el padre de la computación en nuestro </text:span><text:span text:style-name="T6">país.</text:span><text:span text:style-name="T5"> Se </text:span><text:span text:style-name="T6">graduó</text:span><text:span text:style-name="T5"> como Doctor en Ciencias </text:span><text:span text:style-name="T6">Físico-Matemáticas</text:span><text:span text:style-name="T5"> en la UBA. Gestiono la llegada de la primera computadora </text:span><text:span text:style-name="T6">científica</text:span><text:span text:style-name="T5"> a la Argentina. </text:span><text:span text:style-name="T6">Fue el creador de la primer carrera universitaria de Computador Cientifico.</text:span></text:p>
      <text:p text:style-name="P13"/>
      <text:p text:style-name="P7"/>
      <text:p text:style-name="P7"/>
      <text:p text:style-name="P6"/>
      <text:p text:style-name="P6"/>
      <text:p text:style-name="P12"/>
      <text:p text:style-name="P8"/>
      <text:h text:style-name="P21" text:outline-level="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14:36:50.07</meta:creation-date>
    <meta:generator>LibreOffice/3.6$Windows_x86 LibreOffice_project/932b512-69e3009-7a10e5c-fc86223-a55908</meta:generator>
    <dc:date>2012-08-29T15:28:43.62</dc:date>
    <meta:editing-duration>P0D</meta:editing-duration>
    <meta:editing-cycles>1</meta:editing-cycles>
    <meta:document-statistic meta:table-count="0" meta:image-count="0" meta:object-count="0" meta:page-count="2" meta:paragraph-count="25" meta:word-count="338" meta:character-count="2186" meta:non-whitespace-character-count="1872"/>
  </office:meta>
</office:document-meta>
</file>